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.1069in" table:align="left"/>
    </style:style>
    <style:style style:name="Table1.A" style:family="table-column">
      <style:table-column-properties style:column-width="0.1778in"/>
    </style:style>
    <style:style style:name="Table1.B" style:family="table-column">
      <style:table-column-properties style:column-width="0.1674in"/>
    </style:style>
    <style:style style:name="Table1.C" style:family="table-column">
      <style:table-column-properties style:column-width="0.5736in"/>
    </style:style>
    <style:style style:name="Table1.D" style:family="table-column">
      <style:table-column-properties style:column-width="0.1882in"/>
    </style:style>
    <style:style style:name="Table1.A1" style:family="table-cell">
      <style:table-cell-properties style:vertical-align="middle" fo:padding="0.0194in" fo:border="none"/>
    </style:style>
    <style:style style:name="Table1.D1" style:family="table-cell">
      <style:table-cell-properties fo:padding="0.0194in" fo:border="none"/>
    </style:style>
    <style:style style:name="Table1.D2" style:family="table-cell">
      <style:table-cell-properties fo:padding="0.0194in" fo:border="none"/>
    </style:style>
    <style:style style:name="Table1.D3" style:family="table-cell">
      <style:table-cell-properties fo:padding="0.0194in" fo:border="none"/>
    </style:style>
    <style:style style:name="Table1.D4" style:family="table-cell">
      <style:table-cell-properties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684in"/>
    </style:style>
    <style:style style:name="Table2.B" style:family="table-column">
      <style:table-column-properties style:column-width="1.6389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2.420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8486in"/>
    </style:style>
    <style:style style:name="Table3.B" style:family="table-column">
      <style:table-column-properties style:column-width="0.8306in"/>
    </style:style>
    <style:style style:name="Table3.C" style:family="table-column">
      <style:table-column-properties style:column-width="0.8382in"/>
    </style:style>
    <style:style style:name="Table3.D" style:family="table-column">
      <style:table-column-properties style:column-width="0.4285in"/>
    </style:style>
    <style:style style:name="Table3.E" style:family="table-column">
      <style:table-column-properties style:column-width="0.5194in"/>
    </style:style>
    <style:style style:name="Table3.F" style:family="table-column">
      <style:table-column-properties style:column-width="0.5132in"/>
    </style:style>
    <style:style style:name="Table3.G" style:family="table-column">
      <style:table-column-properties style:column-width="0.9708in"/>
    </style:style>
    <style:style style:name="Table3.I" style:family="table-column">
      <style:table-column-properties style:column-width="1.0049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366d9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1.3</text:h>
      <text:p text:style-name="Text_20_body">Your Name:</text:p>
      <text:p text:style-name="Text_20_body">Team Name:</text:p>
      <text:p text:style-name="Horizontal_20_Line"/>
      <text:h text:style-name="Heading_20_4" text:outline-level="4"><text:bookmark text:name="user-content-review"/>Review</text:h>
      <text:p text:style-name="Preformatted_20_Text">¬ = NOT (Negation)</text:p>
      <text:p text:style-name="Preformatted_20_Text"><text:s text:c="4"/>Highest precedence</text:p>
      <text:p text:style-name="Preformatted_20_Text">∧ = AND (Conjugation)</text:p>
      <text:p text:style-name="Preformatted_20_Text"><text:s text:c="4"/>Second highest precedence</text:p>
      <text:p text:style-name="Preformatted_20_Text">∨ = OR (Compound)</text:p>
      <text:p text:style-name="P3"><text:s text:c="4"/>Third highest precedence</text:p>
      <text:p text:style-name="Horizontal_20_Line"/>
      <text:h text:style-name="Heading_20_2" text:outline-level="2"><text:bookmark text:name="user-content-problem-1"/>Problem 1</text:h>
      <text:p text:style-name="Text_20_body">Fill in the following truth tabl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p</text:p>
          </table:table-cell>
          <table:table-cell table:style-name="Table1.A1" office:value-type="string">
            <text:p text:style-name="Table_20_Heading">q</text:p>
          </table:table-cell>
          <table:table-cell table:style-name="Table1.A1" office:value-type="string">
            <text:p text:style-name="Table_20_Heading">¬p ∧ q</text:p>
          </table:table-cell>
          <table:table-cell table:style-name="Table1.D4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D4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D4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D4" office:value-type="string">
            <text:p text:style-name="P4"/>
          </table:table-cell>
        </table:table-row>
        <table:table-row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|</text:p>
          </table:table-cell>
          <table:table-cell table:style-name="Table1.A1" office:value-type="string">
            <text:p text:style-name="Table_20_Contents">_</text:p>
          </table:table-cell>
        </table:table-row>
      </table:table>
      <text:h text:style-name="Heading_20_2" text:outline-level="2"><text:bookmark text:name="user-content-problem-2"/>Problem 2</text:h>
      <text:p text:style-name="Text_20_body">Build a truth table for the following statement:</text:p>
      <text:p text:style-name="P3">p ∧ ( q ∨ r )</text:p>
      <text:p text:style-name="Text_20_body">Hint: Remember to break down the problem by charting out ( q ∨ r ) first, then the entire proposition.</text:p>
      <text:h text:style-name="Heading_20_2" text:outline-level="2"><text:bookmark text:name="user-content-problem-3"/>Problem 3</text:h>
      <text:p text:style-name="Text_20_body">Translate the following from English into logical terms, using the propositions provided.</text:p>
      <text:p text:style-name="Preformatted_20_Text">a = The class has more than 10 students</text:p>
      <text:p text:style-name="Preformatted_20_Text"/>
      <text:p text:style-name="P3">b = The class has less than 20 students</text:p>
      <text:list xml:id="list7022505653818274516" text:style-name="L1">
        <text:list-item>
          <text:p text:style-name="P2">The class has more than 10 students and less than 20 students</text:p>
        </text:list-item>
        <text:list-item>
          <text:p text:style-name="P2">The class has does not have more than 10 students</text:p>
        </text:list-item>
        <text:list-item>
          <text:p text:style-name="P2"><text:soft-page-break/>The class has 10 students or less</text:p>
        </text:list-item>
        <text:list-item>
          <text:p text:style-name="P2">The class has 20 students or more</text:p>
        </text:list-item>
      </text:list>
      <text:h text:style-name="Heading_20_2" text:outline-level="2" text:is-list-header="true"><text:bookmark text:name="user-content-problem-4"/>Problem 4</text:h>
      <text:p text:style-name="Quotations">There are two men. One of them is wearing a red shirt, and one is wearing a blue shirt. The two men are named Andrew and Bob, but we do not know which is Andrew and which is Bob.</text:p>
      <text:p text:style-name="Quotations">The guy in the blue shirt says, “I am Andrew.” The guy in the red shirt says, “I am Bob.”</text:p>
      <text:p text:style-name="Quotations">If we know that at least one of them lied, then what color shirt is Andrew wearing?</text:p>
      <text:h text:style-name="Heading_20_6" text:outline-level="6"><text:bookmark text:name="user-content-truth-tellers-and-liars-brilliantorg-retrieved-from-httpsbrilliantorgwikitruth-tellers-and-liars"/>(<text:a xlink:type="simple" xlink:href="https://brilliant.org/wiki/truth-tellers-and-liars/">Truth-Tellers and Liars. Brilliant.org. Retrieved from https://brilliant.org/wiki/truth-tellers-and-liars/</text:a>)</text:h>
      <text:p text:style-name="Text_20_body">Fill out the following truth table to analyze the situa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Blue is telling the truth</text:p>
          </table:table-cell>
          <table:table-cell table:style-name="Table2.A1" office:value-type="string">
            <text:p text:style-name="Table_20_Heading">Red is telling the truth</text:p>
          </table:table-cell>
          <table:table-cell table:style-name="Table2.A1" office:value-type="string">
            <text:p text:style-name="Table_20_Heading">At least one lied</text:p>
          </table:table-cell>
          <table:table-cell table:style-name="Table2.A1" office:value-type="string">
            <text:p text:style-name="Table_20_Heading">1 Bob AND 1 Andrew AND 1 Lie</text:p>
          </table:table-cell>
        </table:table-row>
        <table:table-row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</table:table-row>
        <table:table-row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</table:table-row>
        <table:table-row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</table:table-row>
        <table:table-row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  <table:table-cell table:style-name="Table2.A1" office:value-type="string">
            <text:p text:style-name="Table_20_Contents">_</text:p>
          </table:table-cell>
        </table:table-row>
      </table:table>
      <text:h text:style-name="Heading_20_2" text:outline-level="2"><text:bookmark text:name="user-content-problem-5"/>Problem 5</text:h>
      <text:p text:style-name="Quotations">There are 3 boxes, exactly one of which has a car. You can keep the car if you pick the correct box!</text:p>
      <text:p text:style-name="Quotations">On each box there is a statement, exactly one of which is true.</text:p>
      <text:p text:style-name="Quotations">Box A: The car is in this box.</text:p>
      <text:p text:style-name="Quotations">Box B: The car is not in this box.</text:p>
      <text:p text:style-name="Quotations">Box C: The car is not in box A.</text:p>
      <text:p text:style-name="Quotations">Which box has the car?</text:p>
      <text:h text:style-name="Heading_20_6" text:outline-level="6"><text:bookmark text:name="user-content-truth-tellers-and-liars-brilliantorg-retrieved-from-httpsbrilliantorgwikitruth-tellers-and-liars-1"/>(<text:a xlink:type="simple" xlink:href="https://brilliant.org/wiki/truth-tellers-and-liars/">Truth-Tellers and Liars. Brilliant.org. Retrieved from https://brilliant.org/wiki/truth-tellers-and-liars/</text:a>)</text:h>
      <text:p text:style-name="Text_20_body">Think of this problem in terms of the propositions:</text:p>
      <text:p text:style-name="Preformatted_20_Text">1. p: A (car in box A)</text:p>
      <text:p text:style-name="Preformatted_20_Text"/>
      <text:p text:style-name="Preformatted_20_Text">2. q: ¬B (car not in box B)</text:p>
      <text:p text:style-name="Preformatted_20_Text"/>
      <text:p text:style-name="P3">3. r: ¬A (car not in box A)</text:p>
      <text:p text:style-name="Text_20_body"><text:soft-page-break/>Since there is only one car, we will test only these statements:</text:p>
      <text:p text:style-name="Preformatted_20_Text">1. A: Car is in box A</text:p>
      <text:p text:style-name="Preformatted_20_Text"/>
      <text:p text:style-name="Preformatted_20_Text">2. B: Car is in box B</text:p>
      <text:p text:style-name="Preformatted_20_Text"/>
      <text:p text:style-name="P3">3. C: Car is in box C</text:p>
      <text:p text:style-name="Text_20_body">And since only one note can be true, we will write each scenario in terms of the each note assuming it is true, and the others are false:</text:p>
      <text:p text:style-name="Preformatted_20_Text">4. p ∧ ¬ ( q ∨ r )</text:p>
      <text:p text:style-name="Preformatted_20_Text">(p is true, but q and r are not)</text:p>
      <text:p text:style-name="Preformatted_20_Text"/>
      <text:p text:style-name="Preformatted_20_Text">5. q ∧ ¬ ( p ∨ r )</text:p>
      <text:p text:style-name="Preformatted_20_Text">(q is true, but p and r are not)</text:p>
      <text:p text:style-name="Preformatted_20_Text"/>
      <text:p text:style-name="Preformatted_20_Text">6. r ∧ ¬ ( p ∨ q )</text:p>
      <text:p text:style-name="P3">(r is true, but p and q are not)</text:p>
      <text:p text:style-name="Text_20_body">Fill out the following truth table to figure out which box the car is i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Table_20_Heading">A<text:line-break/>Car in box A</text:p>
          </table:table-cell>
          <table:table-cell table:style-name="Table3.A1" office:value-type="string">
            <text:p text:style-name="Table_20_Heading">B<text:line-break/>Car in box B</text:p>
          </table:table-cell>
          <table:table-cell table:style-name="Table3.A1" office:value-type="string">
            <text:p text:style-name="Table_20_Heading">C<text:line-break/>Car in box C</text:p>
          </table:table-cell>
          <table:table-cell table:style-name="Table3.A1" office:value-type="string">
            <text:p text:style-name="Table_20_Heading">p<text:line-break/>p = A</text:p>
          </table:table-cell>
          <table:table-cell table:style-name="Table3.A1" office:value-type="string">
            <text:p text:style-name="Table_20_Heading">q<text:line-break/>q = ¬B</text:p>
          </table:table-cell>
          <table:table-cell table:style-name="Table3.A1" office:value-type="string">
            <text:p text:style-name="Table_20_Heading">r<text:line-break/>r = ¬A</text:p>
          </table:table-cell>
          <table:table-cell table:style-name="Table3.A1" office:value-type="string">
            <text:p text:style-name="Table_20_Heading">p ∧ ¬ ( q ∨ r )</text:p>
          </table:table-cell>
          <table:table-cell table:style-name="Table3.A1" office:value-type="string">
            <text:p text:style-name="Table_20_Heading">q ∧ ¬ ( p ∨ r )</text:p>
          </table:table-cell>
          <table:table-cell table:style-name="Table3.A1" office:value-type="string">
            <text:p text:style-name="Table_20_Heading">r ∧ ¬ ( p ∨ q )</text:p>
          </table:table-cell>
        </table:table-row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</table:table-row>
        <table:table-row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</table:table-row>
        <table:table-row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F</text:p>
          </table:table-cell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  <table:table-cell table:style-name="Table3.A1" office:value-type="string">
            <text:p text:style-name="Table_20_Contents">_</text:p>
          </table:table-cell>
        </table:table-row>
      </table:table>
      <text:p text:style-name="Text_20_body">Which box has the car in it?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366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6:44:22.792165217</meta:creation-date>
    <meta:editing-duration>P0D</meta:editing-duration>
    <meta:editing-cycles>2</meta:editing-cycles>
    <meta:generator>LibreOffice/4.2.8.2$Linux_X86_64 LibreOffice_project/420m0$Build-2</meta:generator>
    <dc:title>PageNum and ToC</dc:title>
    <dc:date>2016-08-26T16:45:09.319323792</dc:date>
    <meta:document-statistic meta:table-count="3" meta:image-count="0" meta:object-count="0" meta:page-count="3" meta:paragraph-count="128" meta:word-count="621" meta:character-count="2595" meta:non-whitespace-character-count="2092"/>
    <meta:template xlink:type="simple" xlink:actuate="onRequest" xlink:title="PageNum and ToC" xlink:href="../../../../../../../.config/libreoffice/4/user/template/PageNum%20and%20ToC.ott" meta:date="2016-08-26T16:44:22.227237677"/>
  </office:meta>
</office:document-meta>
</file>